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3">
      <style:table-cell-properties fo:border="thin solid #000000"/>
      <style:text-properties fo:font-size="12pt" style:font-size-asian="12pt" style:font-size-complex="12pt"/>
    </style:style>
    <style:style style:name="ce7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8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 fo:background-color="#D9D9D9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4" style:family="table-cell" style:parent-style-name="Default" style:data-style-name="N0">
      <style:text-properties fo:font-size="12pt" style:font-size-asian="12pt" style:font-size-complex="12pt"/>
    </style:style>
    <style:style style:name="ce15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3972222222222cm"/>
    </style:style>
    <style:style style:name="co3" style:family="table-column">
      <style:table-column-properties fo:break-before="auto" style:column-width="10.4951388888889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5138888888889cm"/>
    </style:style>
    <style:style style:name="co7" style:family="table-column">
      <style:table-column-properties fo:break-before="auto" style:column-width="5.11527777777778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93pt" style:use-optimal-row-height="true" fo:break-before="auto"/>
    </style:style>
    <style:style style:name="ro3" style:family="table-row">
      <style:table-row-properties style:row-height="15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Data_Sheet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Data_Sheet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-9999999999999,9999999999999)">
          <table:help-message table:display="true"/>
          <table:error-message table:display="true"/>
        </table:content-validation>
      </table:content-validations>
      <table:table table:name="Data_Sheet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36" table:default-cell-style-name="ce14"/>
        <table:table-column table:style-name="co7" table:default-cell-style-name="ce14"/>
        <table:table-column table:style-name="co1" table:number-columns-repeated="16342" table:default-cell-style-name="ce14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4" table:style-name="ce5">
            <text:p>2024</text:p>
          </table:table-cell>
          <table:table-cell office:value-type="string" table:style-name="ce5">
            <text:p>September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10709" table:content-validation-name="val2" table:style-name="ce6">
            <text:p>10,709</text:p>
          </table:table-cell>
          <table:table-cell office:value-type="float" office:value="9799.3740037341158" table:content-validation-name="val1" table:style-name="ce7">
            <text:p>9,799.37</text:p>
          </table:table-cell>
          <table:table-cell office:value-type="float" office:value="21915" table:content-validation-name="val2" table:style-name="ce6">
            <text:p>21,915</text:p>
          </table:table-cell>
          <table:table-cell office:value-type="float" office:value="20619.338708180894" table:content-validation-name="val1" table:style-name="ce7">
            <text:p>20,619.34</text:p>
          </table:table-cell>
          <table:table-cell office:value-type="float" office:value="13759" table:content-validation-name="val2" table:style-name="ce6">
            <text:p>13,759</text:p>
          </table:table-cell>
          <table:table-cell office:value-type="float" office:value="13345.274696695398" table:content-validation-name="val1" table:style-name="ce7">
            <text:p>13,345.27</text:p>
          </table:table-cell>
          <table:table-cell office:value-type="float" office:value="4967" table:content-validation-name="val2" table:style-name="ce6">
            <text:p>4,967</text:p>
          </table:table-cell>
          <table:table-cell office:value-type="float" office:value="4859.1817567571024" table:content-validation-name="val1" table:style-name="ce7">
            <text:p>4,859.18</text:p>
          </table:table-cell>
          <table:table-cell office:value-type="float" office:value="360" table:content-validation-name="val2" table:style-name="ce6">
            <text:p>360</text:p>
          </table:table-cell>
          <table:table-cell office:value-type="float" office:value="354.6432432432" table:content-validation-name="val1" table:style-name="ce7">
            <text:p>354.64</text:p>
          </table:table-cell>
          <table:table-cell office:value-type="float" office:value="144" table:content-validation-name="val2" table:style-name="ce6">
            <text:p>144</text:p>
          </table:table-cell>
          <table:table-cell office:value-type="float" office:value="143.27432432439997" table:content-validation-name="val1" table:style-name="ce7">
            <text:p>143.27</text:p>
          </table:table-cell>
          <table:table-cell office:value-type="float" office:value="51854" table:style-name="ce8">
            <text:p>51,854</text:p>
          </table:table-cell>
          <table:table-cell office:value-type="float" office:value="49121.086732935109" table:style-name="ce9">
            <text:p>49,121.09</text:p>
          </table:table-cell>
          <table:table-cell office:value-type="float" office:value="2722" table:content-validation-name="val4" table:style-name="ce6">
            <text:p>2,722</text:p>
          </table:table-cell>
          <table:table-cell office:value-type="float" office:value="2638.966031294095" table:content-validation-name="val1" table:style-name="ce7">
            <text:p>2,638.97</text:p>
          </table:table-cell>
          <table:table-cell office:value-type="float" office:value="405" table:content-validation-name="val4" table:style-name="ce6">
            <text:p>405</text:p>
          </table:table-cell>
          <table:table-cell office:value-type="float" office:value="400.38918918910002" table:content-validation-name="val1" table:style-name="ce7">
            <text:p>400.39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3127" table:style-name="ce8">
            <text:p>3,127</text:p>
          </table:table-cell>
          <table:table-cell office:value-type="float" office:value="3039.3552204831949" table:style-name="ce9">
            <text:p>3,039.36</text:p>
          </table:table-cell>
          <table:table-cell table:style-name="ce7"/>
          <table:table-cell office:value-type="float" office:value="54981" table:style-name="ce8">
            <text:p>54,981</text:p>
          </table:table-cell>
          <table:table-cell office:value-type="float" office:value="52160.441953418303" table:style-name="ce9">
            <text:p>52,160.44</text:p>
          </table:table-cell>
          <table:table-cell office:value-type="currency" office:value="147613187.49000001" table:content-validation-name="val5" table:style-name="ce10">
            <text:p>£147,613,187.49</text:p>
          </table:table-cell>
          <table:table-cell office:value-type="currency" office:value="14091989.729999991" table:content-validation-name="val5" table:style-name="ce10">
            <text:p>£14,091,989.73</text:p>
          </table:table-cell>
          <table:table-cell office:value-type="currency" office:value="2658685.4500000002" table:content-validation-name="val5" table:style-name="ce10">
            <text:p>£2,658,685.45</text:p>
          </table:table-cell>
          <table:table-cell office:value-type="currency" office:value="1669333.7199999997" table:content-validation-name="val5" table:style-name="ce10">
            <text:p>£1,669,333.72</text:p>
          </table:table-cell>
          <table:table-cell office:value-type="currency" office:value="44619991.010000005" table:content-validation-name="val5" table:style-name="ce10">
            <text:p>£44,619,991.01</text:p>
          </table:table-cell>
          <table:table-cell office:value-type="currency" office:value="16778560.029999997" table:content-validation-name="val5" table:style-name="ce10">
            <text:p>£16,778,560.03</text:p>
          </table:table-cell>
          <table:table-cell office:value-type="currency" office:value="227431747.42999998" table:style-name="ce11">
            <text:p>£227,431,747.43</text:p>
          </table:table-cell>
          <table:table-cell office:value-type="currency" office:value="10768771.040000001" table:content-validation-name="val5" table:style-name="ce10">
            <text:p>£10,768,771.04</text:p>
          </table:table-cell>
          <table:table-cell office:value-type="currency" office:value="6397233.25" table:content-validation-name="val5" table:style-name="ce10">
            <text:p>£6,397,233.25</text:p>
          </table:table-cell>
          <table:table-cell office:value-type="currency" office:value="17166004.289999999" table:style-name="ce11">
            <text:p>£17,166,004.29</text:p>
          </table:table-cell>
          <table:table-cell office:value-type="currency" office:value="244597751.71999997" table:style-name="ce12">
            <text:p>£244,597,751.72</text:p>
          </table:table-cell>
          <table:table-cell office:value-type="string" table:style-name="ce13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September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31" table:content-validation-name="val2" table:style-name="ce6">
            <text:p>431</text:p>
          </table:table-cell>
          <table:table-cell office:value-type="float" office:value="329.38" table:content-validation-name="val1" table:style-name="ce7">
            <text:p>329.38</text:p>
          </table:table-cell>
          <table:table-cell office:value-type="float" office:value="325" table:content-validation-name="val2" table:style-name="ce6">
            <text:p>325</text:p>
          </table:table-cell>
          <table:table-cell office:value-type="float" office:value="293" table:content-validation-name="val1" table:style-name="ce7">
            <text:p>293.00</text:p>
          </table:table-cell>
          <table:table-cell office:value-type="float" office:value="508" table:content-validation-name="val2" table:style-name="ce6">
            <text:p>508</text:p>
          </table:table-cell>
          <table:table-cell office:value-type="float" office:value="488.75" table:content-validation-name="val1" table:style-name="ce7">
            <text:p>488.75</text:p>
          </table:table-cell>
          <table:table-cell office:value-type="float" office:value="105" table:content-validation-name="val2" table:style-name="ce6">
            <text:p>105</text:p>
          </table:table-cell>
          <table:table-cell office:value-type="float" office:value="101.95" table:content-validation-name="val1" table:style-name="ce7">
            <text:p>101.95</text:p>
          </table:table-cell>
          <table:table-cell office:value-type="float" office:value="10" table:content-validation-name="val2" table:style-name="ce6">
            <text:p>10</text:p>
          </table:table-cell>
          <table:table-cell office:value-type="float" office:value="10" table:content-validation-name="val1" table:style-name="ce7">
            <text:p>10.00</text:p>
          </table:table-cell>
          <table:table-cell office:value-type="float" office:value="0" table:content-validation-name="val2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379" table:style-name="ce8">
            <text:p>1,379</text:p>
          </table:table-cell>
          <table:table-cell office:value-type="float" office:value="1223.0800000000002" table:style-name="ce9">
            <text:p>1,223.08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4" table:content-validation-name="val1" table:style-name="ce6">
            <text:p>14</text:p>
          </table:table-cell>
          <table:table-cell office:value-type="float" office:value="14" table:content-validation-name="val3" table:style-name="ce7">
            <text:p>14.0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9">
            <text:p>14.00</text:p>
          </table:table-cell>
          <table:table-cell table:style-name="ce7"/>
          <table:table-cell office:value-type="float" office:value="1393" table:style-name="ce8">
            <text:p>1,393</text:p>
          </table:table-cell>
          <table:table-cell office:value-type="float" office:value="1237.0800000000002" table:style-name="ce9">
            <text:p>1,237.08</text:p>
          </table:table-cell>
          <table:table-cell office:value-type="currency" office:value="3706773.3900000006" table:content-validation-name="val5" table:style-name="ce10">
            <text:p>£3,706,773.39</text:p>
          </table:table-cell>
          <table:table-cell office:value-type="currency" office:value="21725.18" table:content-validation-name="val5" table:style-name="ce10">
            <text:p>£21,725.18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161914.6" table:content-validation-name="val5" table:style-name="ce10">
            <text:p>£161,914.60</text:p>
          </table:table-cell>
          <table:table-cell office:value-type="currency" office:value="1063246.04" table:content-validation-name="val5" table:style-name="ce10">
            <text:p>£1,063,246.04</text:p>
          </table:table-cell>
          <table:table-cell office:value-type="currency" office:value="389203.15" table:content-validation-name="val5" table:style-name="ce10">
            <text:p>£389,203.15</text:p>
          </table:table-cell>
          <table:table-cell office:value-type="currency" office:value="5342862.3600000013" table:style-name="ce11">
            <text:p>£5,342,862.36</text:p>
          </table:table-cell>
          <table:table-cell office:value-type="currency" office:value="257316" table:content-validation-name="val5" table:style-name="ce10">
            <text:p>£257,316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257316" table:style-name="ce11">
            <text:p>£257,316.00</text:p>
          </table:table-cell>
          <table:table-cell office:value-type="currency" office:value="5600178.3600000013" table:style-name="ce12">
            <text:p>£5,600,178.36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September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135" table:content-validation-name="val2" table:style-name="ce6">
            <text:p>135</text:p>
          </table:table-cell>
          <table:table-cell office:value-type="float" office:value="129.52000000000001" table:content-validation-name="val1" table:style-name="ce7">
            <text:p>129.52</text:p>
          </table:table-cell>
          <table:table-cell office:value-type="float" office:value="352" table:content-validation-name="val2" table:style-name="ce6">
            <text:p>352</text:p>
          </table:table-cell>
          <table:table-cell office:value-type="float" office:value="329.62" table:content-validation-name="val1" table:style-name="ce7">
            <text:p>329.62</text:p>
          </table:table-cell>
          <table:table-cell office:value-type="float" office:value="373" table:content-validation-name="val2" table:style-name="ce6">
            <text:p>373</text:p>
          </table:table-cell>
          <table:table-cell office:value-type="float" office:value="364.27" table:content-validation-name="val1" table:style-name="ce7">
            <text:p>364.27</text:p>
          </table:table-cell>
          <table:table-cell office:value-type="float" office:value="50" table:content-validation-name="val2" table:style-name="ce6">
            <text:p>50</text:p>
          </table:table-cell>
          <table:table-cell office:value-type="float" office:value="48.96" table:content-validation-name="val1" table:style-name="ce7">
            <text:p>48.96</text:p>
          </table:table-cell>
          <table:table-cell office:value-type="float" office:value="14" table:content-validation-name="val2" table:style-name="ce6">
            <text:p>14</text:p>
          </table:table-cell>
          <table:table-cell office:value-type="float" office:value="14" table:content-validation-name="val1" table:style-name="ce7">
            <text:p>14.00</text:p>
          </table:table-cell>
          <table:table-cell office:value-type="float" office:value="1" table:content-validation-name="val2" table:style-name="ce6">
            <text:p>1</text:p>
          </table:table-cell>
          <table:table-cell office:value-type="float" office:value="1" table:content-validation-name="val1" table:style-name="ce7">
            <text:p>1.00</text:p>
          </table:table-cell>
          <table:table-cell office:value-type="float" office:value="925" table:style-name="ce8">
            <text:p>925</text:p>
          </table:table-cell>
          <table:table-cell office:value-type="float" office:value="887.37" table:style-name="ce9">
            <text:p>887.37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" table:content-validation-name="val4" table:style-name="ce6">
            <text:p>1</text:p>
          </table:table-cell>
          <table:table-cell office:value-type="float" office:value="1" table:content-validation-name="val1" table:style-name="ce7">
            <text:p>1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9">
            <text:p>1.00</text:p>
          </table:table-cell>
          <table:table-cell table:style-name="ce7"/>
          <table:table-cell office:value-type="float" office:value="926" table:style-name="ce8">
            <text:p>926</text:p>
          </table:table-cell>
          <table:table-cell office:value-type="float" office:value="888.37" table:style-name="ce9">
            <text:p>888.37</text:p>
          </table:table-cell>
          <table:table-cell office:value-type="currency" office:value="3055807" table:content-validation-name="val5" table:style-name="ce10">
            <text:p>£3,055,807.00</text:p>
          </table:table-cell>
          <table:table-cell office:value-type="currency" office:value="118752" table:content-validation-name="val5" table:style-name="ce10">
            <text:p>£118,752.00</text:p>
          </table:table-cell>
          <table:table-cell office:value-type="currency" office:value="378669" table:content-validation-name="val5" table:style-name="ce10">
            <text:p>£378,669.00</text:p>
          </table:table-cell>
          <table:table-cell office:value-type="currency" office:value="24580" table:content-validation-name="val5" table:style-name="ce10">
            <text:p>£24,580.00</text:p>
          </table:table-cell>
          <table:table-cell office:value-type="currency" office:value="878289" table:content-validation-name="val5" table:style-name="ce10">
            <text:p>£878,289.00</text:p>
          </table:table-cell>
          <table:table-cell office:value-type="currency" office:value="360292" table:content-validation-name="val5" table:style-name="ce10">
            <text:p>£360,292.00</text:p>
          </table:table-cell>
          <table:table-cell office:value-type="currency" office:value="4816389" table:style-name="ce11">
            <text:p>£4,816,389.00</text:p>
          </table:table-cell>
          <table:table-cell office:value-type="currency" office:value="32293" table:content-validation-name="val5" table:style-name="ce10">
            <text:p>£32,293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32293" table:style-name="ce11">
            <text:p>£32,293.00</text:p>
          </table:table-cell>
          <table:table-cell office:value-type="currency" office:value="4848682" table:style-name="ce12">
            <text:p>£4,848,682.00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September</text:p>
          </table:table-cell>
          <table:table-cell office:value-type="string" table:style-name="ce5">
            <text:p>Office of the Immigration Services Commissioner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6" table:content-validation-name="val2" table:style-name="ce6">
            <text:p>6</text:p>
          </table:table-cell>
          <table:table-cell office:value-type="float" office:value="3.63" table:content-validation-name="val1" table:style-name="ce7">
            <text:p>3.63</text:p>
          </table:table-cell>
          <table:table-cell office:value-type="float" office:value="9" table:content-validation-name="val2" table:style-name="ce6">
            <text:p>9</text:p>
          </table:table-cell>
          <table:table-cell office:value-type="float" office:value="9" table:content-validation-name="val1" table:style-name="ce7">
            <text:p>9.00</text:p>
          </table:table-cell>
          <table:table-cell office:value-type="float" office:value="39" table:content-validation-name="val2" table:style-name="ce6">
            <text:p>39</text:p>
          </table:table-cell>
          <table:table-cell office:value-type="float" office:value="35.56" table:content-validation-name="val1" table:style-name="ce7">
            <text:p>35.56</text:p>
          </table:table-cell>
          <table:table-cell office:value-type="float" office:value="7" table:content-validation-name="val2" table:style-name="ce6">
            <text:p>7</text:p>
          </table:table-cell>
          <table:table-cell office:value-type="float" office:value="6.2" table:content-validation-name="val1" table:style-name="ce7">
            <text:p>6.20</text:p>
          </table:table-cell>
          <table:table-cell office:value-type="float" office:value="3" table:content-validation-name="val2" table:style-name="ce6">
            <text:p>3</text:p>
          </table:table-cell>
          <table:table-cell office:value-type="float" office:value="2.8" table:content-validation-name="val1" table:style-name="ce7">
            <text:p>2.80</text:p>
          </table:table-cell>
          <table:table-cell office:value-type="float" office:value="0" table:content-validation-name="val2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64" table:style-name="ce8">
            <text:p>64</text:p>
          </table:table-cell>
          <table:table-cell office:value-type="float" office:value="57.19" table:style-name="ce9">
            <text:p>57.19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64" table:style-name="ce8">
            <text:p>64</text:p>
          </table:table-cell>
          <table:table-cell office:value-type="float" office:value="57.19" table:style-name="ce9">
            <text:p>57.19</text:p>
          </table:table-cell>
          <table:table-cell office:value-type="currency" office:value="227250.15" table:content-validation-name="val5" table:style-name="ce10">
            <text:p>£227,250.15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70.13" table:content-validation-name="val5" table:style-name="ce10">
            <text:p>£70.13</text:p>
          </table:table-cell>
          <table:table-cell office:value-type="currency" office:value="62843.93" table:content-validation-name="val5" table:style-name="ce10">
            <text:p>£62,843.93</text:p>
          </table:table-cell>
          <table:table-cell office:value-type="currency" office:value="24986.05" table:content-validation-name="val5" table:style-name="ce10">
            <text:p>£24,986.05</text:p>
          </table:table-cell>
          <table:table-cell office:value-type="currency" office:value="315150.26" table:style-name="ce11">
            <text:p>£315,150.26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315150.26" table:style-name="ce11">
            <text:p>£315,150.26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September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85" table:content-validation-name="val2" table:style-name="ce6">
            <text:p>85</text:p>
          </table:table-cell>
          <table:table-cell office:value-type="float" office:value="73" table:content-validation-name="val1" table:style-name="ce7">
            <text:p>73.00</text:p>
          </table:table-cell>
          <table:table-cell office:value-type="float" office:value="121" table:content-validation-name="val2" table:style-name="ce6">
            <text:p>121</text:p>
          </table:table-cell>
          <table:table-cell office:value-type="float" office:value="112" table:content-validation-name="val1" table:style-name="ce7">
            <text:p>112.00</text:p>
          </table:table-cell>
          <table:table-cell office:value-type="float" office:value="113" table:content-validation-name="val2" table:style-name="ce6">
            <text:p>113</text:p>
          </table:table-cell>
          <table:table-cell office:value-type="float" office:value="107" table:content-validation-name="val1" table:style-name="ce7">
            <text:p>107.00</text:p>
          </table:table-cell>
          <table:table-cell office:value-type="float" office:value="28" table:content-validation-name="val2" table:style-name="ce6">
            <text:p>28</text:p>
          </table:table-cell>
          <table:table-cell office:value-type="float" office:value="28" table:content-validation-name="val1" table:style-name="ce7">
            <text:p>28.00</text:p>
          </table:table-cell>
          <table:table-cell office:value-type="float" office:value="5" table:content-validation-name="val2" table:style-name="ce6">
            <text:p>5</text:p>
          </table:table-cell>
          <table:table-cell office:value-type="float" office:value="5" table:content-validation-name="val1" table:style-name="ce7">
            <text:p>5.00</text:p>
          </table:table-cell>
          <table:table-cell office:value-type="float" office:value="8" table:content-validation-name="val2" table:style-name="ce6">
            <text:p>8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360" table:style-name="ce8">
            <text:p>360</text:p>
          </table:table-cell>
          <table:table-cell office:value-type="float" office:value="325" table:style-name="ce9">
            <text:p>325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4" table:content-validation-name="val4" table:style-name="ce6">
            <text:p>4</text:p>
          </table:table-cell>
          <table:table-cell office:value-type="float" office:value="4" table:content-validation-name="val1" table:style-name="ce7">
            <text:p>4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9">
            <text:p>4.00</text:p>
          </table:table-cell>
          <table:table-cell table:style-name="ce7"/>
          <table:table-cell office:value-type="float" office:value="364" table:style-name="ce8">
            <text:p>364</text:p>
          </table:table-cell>
          <table:table-cell office:value-type="float" office:value="329" table:style-name="ce9">
            <text:p>329.00</text:p>
          </table:table-cell>
          <table:table-cell office:value-type="currency" office:value="1106246.52" table:content-validation-name="val5" table:style-name="ce10">
            <text:p>£1,106,246.52</text:p>
          </table:table-cell>
          <table:table-cell office:value-type="currency" office:value="9047.07" table:content-validation-name="val5" table:style-name="ce10">
            <text:p>£9,047.07</text:p>
          </table:table-cell>
          <table:table-cell office:value-type="currency" office:value="1500" table:content-validation-name="val5" table:style-name="ce10">
            <text:p>£1,500.00</text:p>
          </table:table-cell>
          <table:table-cell office:value-type="currency" office:value="7051.99" table:content-validation-name="val5" table:style-name="ce10">
            <text:p>£7,051.99</text:p>
          </table:table-cell>
          <table:table-cell office:value-type="currency" office:value="1127352.42" table:content-validation-name="val5" table:style-name="ce10">
            <text:p>£1,127,352.42</text:p>
          </table:table-cell>
          <table:table-cell office:value-type="currency" office:value="118898.75" table:content-validation-name="val5" table:style-name="ce10">
            <text:p>£118,898.75</text:p>
          </table:table-cell>
          <table:table-cell office:value-type="currency" office:value="2370096.75" table:style-name="ce11">
            <text:p>£2,370,096.75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90000" table:content-validation-name="val5" table:style-name="ce10">
            <text:p>£90,000.00</text:p>
          </table:table-cell>
          <table:table-cell office:value-type="currency" office:value="90000" table:style-name="ce11">
            <text:p>£90,000.00</text:p>
          </table:table-cell>
          <table:table-cell office:value-type="currency" office:value="2460096.75" table:style-name="ce12">
            <text:p>£2,460,096.75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September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6" table:content-validation-name="val2" table:style-name="ce6">
            <text:p>6</text:p>
          </table:table-cell>
          <table:table-cell office:value-type="float" office:value="6" table:content-validation-name="val1" table:style-name="ce7">
            <text:p>6.00</text:p>
          </table:table-cell>
          <table:table-cell office:value-type="float" office:value="9" table:content-validation-name="val2" table:style-name="ce6">
            <text:p>9</text:p>
          </table:table-cell>
          <table:table-cell office:value-type="float" office:value="8.1" table:content-validation-name="val1" table:style-name="ce7">
            <text:p>8.10</text:p>
          </table:table-cell>
          <table:table-cell office:value-type="float" office:value="83" table:content-validation-name="val2" table:style-name="ce6">
            <text:p>83</text:p>
          </table:table-cell>
          <table:table-cell office:value-type="float" office:value="81.09" table:content-validation-name="val1" table:style-name="ce7">
            <text:p>81.09</text:p>
          </table:table-cell>
          <table:table-cell office:value-type="float" office:value="8" table:content-validation-name="val2" table:style-name="ce6">
            <text:p>8</text:p>
          </table:table-cell>
          <table:table-cell office:value-type="float" office:value="7.8" table:content-validation-name="val1" table:style-name="ce7">
            <text:p>7.80</text:p>
          </table:table-cell>
          <table:table-cell office:value-type="float" office:value="4" table:content-validation-name="val2" table:style-name="ce6">
            <text:p>4</text:p>
          </table:table-cell>
          <table:table-cell office:value-type="float" office:value="4" table:content-validation-name="val1" table:style-name="ce7">
            <text:p>4.00</text:p>
          </table:table-cell>
          <table:table-cell office:value-type="float" office:value="0" table:content-validation-name="val2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10" table:style-name="ce8">
            <text:p>110</text:p>
          </table:table-cell>
          <table:table-cell office:value-type="float" office:value="106.99" table:style-name="ce9">
            <text:p>106.99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110" table:style-name="ce8">
            <text:p>110</text:p>
          </table:table-cell>
          <table:table-cell office:value-type="float" office:value="106.99" table:style-name="ce9">
            <text:p>106.99</text:p>
          </table:table-cell>
          <table:table-cell office:value-type="currency" office:value="319573.18" table:content-validation-name="val5" table:style-name="ce10">
            <text:p>£319,573.18</text:p>
          </table:table-cell>
          <table:table-cell office:value-type="currency" office:value="5205.63" table:content-validation-name="val5" table:style-name="ce10">
            <text:p>£5,205.63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33405.750000000029" table:content-validation-name="val5" table:style-name="ce10">
            <text:p>£33,405.75</text:p>
          </table:table-cell>
          <table:table-cell office:value-type="currency" office:value="85661.32000000008" table:content-validation-name="val5" table:style-name="ce10">
            <text:p>£85,661.32</text:p>
          </table:table-cell>
          <table:table-cell office:value-type="currency" office:value="443845.88000000012" table:style-name="ce11">
            <text:p>£443,845.88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443845.88000000012" table:style-name="ce12">
            <text:p>£443,845.88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6343" table:style-name="ce14"/>
        </table:table-row>
        <table:table-row table:number-rows-repeated="6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0" table:style-name="ce14"/>
          <table:table-cell table:number-columns-repeated="16333" table:style-name="ce1"/>
        </table:table-row>
        <table:table-row table:number-rows-repeated="104856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Raji Mathew John</meta:initial-creator>
    <dc:creator>Caroline Jones</dc:creator>
    <meta:creation-date>2022-05-25T10:02:41Z</meta:creation-date>
    <dc:date>2024-10-28T11:58:54Z</dc:date>
  </office:meta>
</office:document-meta>
</file>